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ubtitle">
      <style:paragraph-properties fo:text-align="center" style:justify-single-word="false"/>
      <style:text-properties fo:font-size="20pt" officeooo:rsid="0001bdf7" officeooo:paragraph-rsid="0001bdf7" style:font-size-asian="20pt" style:font-size-complex="20pt"/>
    </style:style>
    <style:style style:name="P2" style:family="paragraph" style:parent-style-name="Subtitle">
      <style:paragraph-properties fo:text-align="center" style:justify-single-word="false"/>
      <style:text-properties officeooo:rsid="000d323b" officeooo:paragraph-rsid="000d323b"/>
    </style:style>
    <style:style style:name="P3" style:family="paragraph" style:parent-style-name="Subtitle">
      <style:text-properties officeooo:rsid="001ce45a" officeooo:paragraph-rsid="001ce45a"/>
    </style:style>
    <style:style style:name="P4" style:family="paragraph" style:parent-style-name="Subtitle">
      <style:text-properties officeooo:rsid="002e8115" officeooo:paragraph-rsid="002e8115"/>
    </style:style>
    <style:style style:name="P5" style:family="paragraph" style:parent-style-name="Subtitle">
      <style:text-properties officeooo:rsid="004b2a69" officeooo:paragraph-rsid="004b2a69"/>
    </style:style>
    <style:style style:name="P6" style:family="paragraph" style:parent-style-name="Text_20_body">
      <style:paragraph-properties fo:text-align="justify" style:justify-single-word="false"/>
      <style:text-properties fo:font-size="14pt" officeooo:rsid="0001bdf7" officeooo:paragraph-rsid="0001bdf7" style:font-size-asian="14pt" style:font-size-complex="14pt"/>
    </style:style>
    <style:style style:name="P7" style:family="paragraph" style:parent-style-name="Text_20_body">
      <style:paragraph-properties fo:text-align="justify" style:justify-single-word="false"/>
      <style:text-properties fo:font-size="14pt" officeooo:rsid="0009b57b" officeooo:paragraph-rsid="0009b57b" style:font-size-asian="14pt" style:font-size-complex="14pt"/>
    </style:style>
    <style:style style:name="P8" style:family="paragraph" style:parent-style-name="Text_20_body">
      <style:paragraph-properties fo:text-align="justify" style:justify-single-word="false"/>
      <style:text-properties fo:font-size="14pt" officeooo:rsid="000a704b" officeooo:paragraph-rsid="000a704b" style:font-size-asian="14pt" style:font-size-complex="14pt"/>
    </style:style>
    <style:style style:name="P9" style:family="paragraph" style:parent-style-name="Text_20_body">
      <style:paragraph-properties fo:text-align="justify" style:justify-single-word="false"/>
      <style:text-properties fo:font-size="14pt" officeooo:rsid="000d323b" officeooo:paragraph-rsid="000d323b" style:font-size-asian="12.25pt" style:font-size-complex="14pt"/>
    </style:style>
    <style:style style:name="P10" style:family="paragraph" style:parent-style-name="Text_20_body">
      <style:paragraph-properties fo:text-align="justify" style:justify-single-word="false"/>
      <style:text-properties fo:font-size="14pt" officeooo:rsid="001391af" officeooo:paragraph-rsid="001391af" style:font-size-asian="12.25pt" style:font-size-complex="14pt"/>
    </style:style>
    <style:style style:name="P11" style:family="paragraph" style:parent-style-name="Text_20_body">
      <style:paragraph-properties fo:text-align="justify" style:justify-single-word="false"/>
      <style:text-properties fo:font-size="14pt" officeooo:rsid="001677d4" officeooo:paragraph-rsid="001677d4" style:font-size-asian="12.25pt" style:font-size-complex="14pt"/>
    </style:style>
    <style:style style:name="P12" style:family="paragraph" style:parent-style-name="Text_20_body">
      <style:paragraph-properties fo:text-align="justify" style:justify-single-word="false"/>
      <style:text-properties fo:font-size="14pt" officeooo:rsid="001f1b6c" officeooo:paragraph-rsid="001f1b6c" style:font-size-asian="12.25pt" style:font-size-complex="14pt"/>
    </style:style>
    <style:style style:name="P13" style:family="paragraph" style:parent-style-name="Text_20_body">
      <style:paragraph-properties fo:text-align="justify" style:justify-single-word="false"/>
      <style:text-properties fo:font-size="14pt" officeooo:rsid="002b06e2" officeooo:paragraph-rsid="002b06e2" style:font-size-asian="12.25pt" style:font-size-complex="14pt"/>
    </style:style>
    <style:style style:name="P14" style:family="paragraph" style:parent-style-name="Text_20_body">
      <style:paragraph-properties fo:text-align="justify" style:justify-single-word="false"/>
      <style:text-properties fo:font-size="14pt" officeooo:rsid="002caec2" officeooo:paragraph-rsid="002caec2" style:font-size-asian="12.25pt" style:font-size-complex="14pt"/>
    </style:style>
    <style:style style:name="P15" style:family="paragraph" style:parent-style-name="Text_20_body">
      <style:paragraph-properties fo:text-align="justify" style:justify-single-word="false"/>
      <style:text-properties fo:font-size="14pt" officeooo:rsid="0030d2dd" officeooo:paragraph-rsid="0030d2dd" style:font-size-asian="12.25pt" style:font-size-complex="14pt"/>
    </style:style>
    <style:style style:name="P16" style:family="paragraph" style:parent-style-name="Text_20_body">
      <style:paragraph-properties fo:text-align="justify" style:justify-single-word="false"/>
      <style:text-properties fo:font-size="14pt" officeooo:rsid="003e8e21" officeooo:paragraph-rsid="003e8e21" style:font-size-asian="12.25pt" style:font-size-complex="14pt"/>
    </style:style>
    <style:style style:name="P17" style:family="paragraph" style:parent-style-name="Text_20_body">
      <style:paragraph-properties fo:text-align="justify" style:justify-single-word="false"/>
      <style:text-properties fo:font-size="14pt" officeooo:rsid="0040dafd" officeooo:paragraph-rsid="0040dafd" style:font-size-asian="12.25pt" style:font-size-complex="14pt"/>
    </style:style>
    <style:style style:name="P18" style:family="paragraph" style:parent-style-name="Text_20_body">
      <style:paragraph-properties fo:text-align="justify" style:justify-single-word="false"/>
      <style:text-properties fo:font-size="14pt" officeooo:rsid="00443b47" officeooo:paragraph-rsid="00443b47" style:font-size-asian="12.25pt" style:font-size-complex="14pt"/>
    </style:style>
    <style:style style:name="P19" style:family="paragraph" style:parent-style-name="Text_20_body">
      <style:paragraph-properties fo:text-align="justify" style:justify-single-word="false"/>
      <style:text-properties fo:font-size="14pt" officeooo:rsid="004ccfa9" officeooo:paragraph-rsid="004ccfa9" style:font-size-asian="12.25pt" style:font-size-complex="14pt"/>
    </style:style>
    <style:style style:name="P20" style:family="paragraph" style:parent-style-name="Text_20_body">
      <style:paragraph-properties fo:text-align="justify" style:justify-single-word="false"/>
      <style:text-properties fo:font-size="14pt" officeooo:rsid="005039b8" officeooo:paragraph-rsid="005039b8" style:font-size-asian="12.25pt" style:font-size-complex="14pt"/>
    </style:style>
    <style:style style:name="P21" style:family="paragraph" style:parent-style-name="Text_20_body">
      <style:paragraph-properties fo:text-align="justify" style:justify-single-word="false"/>
      <style:text-properties fo:font-size="14pt" fo:font-style="normal" officeooo:rsid="001a8c4c" officeooo:paragraph-rsid="001677d4" style:font-size-asian="12.25pt" style:font-style-asian="normal" style:font-size-complex="14pt" style:font-style-complex="normal"/>
    </style:style>
    <style:style style:name="P22" style:family="paragraph" style:parent-style-name="Title">
      <style:paragraph-properties fo:text-align="center" style:justify-single-word="false"/>
      <style:text-properties fo:font-size="32pt" officeooo:rsid="0001bdf7" officeooo:paragraph-rsid="0001bdf7" style:font-size-asian="32pt" style:font-size-complex="32pt"/>
    </style:style>
    <style:style style:name="P23" style:family="paragraph" style:parent-style-name="Subtitle">
      <style:text-properties officeooo:rsid="005f2fcd" officeooo:paragraph-rsid="005f2fcd"/>
    </style:style>
    <style:style style:name="P24" style:family="paragraph" style:parent-style-name="Subtitle">
      <style:text-properties officeooo:rsid="0076eb70" officeooo:paragraph-rsid="0076eb70"/>
    </style:style>
    <style:style style:name="P25" style:family="paragraph" style:parent-style-name="Text_20_body">
      <style:paragraph-properties fo:text-align="justify" style:justify-single-word="false"/>
      <style:text-properties fo:font-size="14pt" officeooo:rsid="00598b54" officeooo:paragraph-rsid="00598b54" style:font-size-asian="12.25pt" style:font-size-complex="14pt"/>
    </style:style>
    <style:style style:name="P26" style:family="paragraph" style:parent-style-name="Text_20_body">
      <style:paragraph-properties fo:text-align="justify" style:justify-single-word="false"/>
      <style:text-properties fo:font-size="14pt" officeooo:rsid="0061630e" officeooo:paragraph-rsid="0061630e" style:font-size-asian="12.25pt" style:font-size-complex="14pt"/>
    </style:style>
    <style:style style:name="P27" style:family="paragraph" style:parent-style-name="Text_20_body">
      <style:paragraph-properties fo:text-align="justify" style:justify-single-word="false"/>
      <style:text-properties fo:font-size="14pt" officeooo:rsid="0067d4b3" officeooo:paragraph-rsid="0067d4b3" style:font-size-asian="12.25pt" style:font-size-complex="14pt"/>
    </style:style>
    <style:style style:name="P28" style:family="paragraph" style:parent-style-name="Text_20_body">
      <style:paragraph-properties fo:text-align="justify" style:justify-single-word="false"/>
      <style:text-properties fo:font-size="14pt" officeooo:rsid="00746631" officeooo:paragraph-rsid="00746631" style:font-size-asian="12.25pt" style:font-size-complex="14pt"/>
    </style:style>
    <style:style style:name="P29" style:family="paragraph" style:parent-style-name="Text_20_body">
      <style:paragraph-properties fo:text-align="justify" style:justify-single-word="false"/>
      <style:text-properties fo:font-size="14pt" officeooo:rsid="007982cf" officeooo:paragraph-rsid="007982cf" style:font-size-asian="12.25pt" style:font-size-complex="14pt"/>
    </style:style>
    <style:style style:name="P30" style:family="paragraph" style:parent-style-name="Text_20_body">
      <style:paragraph-properties fo:text-align="justify" style:justify-single-word="false">
        <style:tab-stops>
          <style:tab-stop style:position="12.726cm"/>
        </style:tab-stops>
      </style:paragraph-properties>
      <style:text-properties fo:font-size="14pt" officeooo:rsid="007efd43" officeooo:paragraph-rsid="007efd43" style:font-size-asian="12.25pt" style:font-size-complex="14pt"/>
    </style:style>
    <style:style style:name="P31" style:family="paragraph" style:parent-style-name="Text_20_body">
      <style:paragraph-properties fo:text-align="justify" style:justify-single-word="false">
        <style:tab-stops>
          <style:tab-stop style:position="12.726cm"/>
        </style:tab-stops>
      </style:paragraph-properties>
      <style:text-properties fo:font-size="14pt" officeooo:rsid="00863888" officeooo:paragraph-rsid="00863888" style:font-size-asian="12.25pt" style:font-size-complex="14pt"/>
    </style:style>
    <style:style style:name="P32" style:family="paragraph" style:parent-style-name="Text_20_body">
      <style:paragraph-properties fo:text-align="justify" style:justify-single-word="false">
        <style:tab-stops>
          <style:tab-stop style:position="12.726cm"/>
        </style:tab-stops>
      </style:paragraph-properties>
      <style:text-properties fo:font-size="14pt" officeooo:rsid="008b3752" officeooo:paragraph-rsid="008b3752" style:font-size-asian="12.25pt" style:font-size-complex="14pt"/>
    </style:style>
    <style:style style:name="T1" style:family="text">
      <style:text-properties officeooo:rsid="00064b50"/>
    </style:style>
    <style:style style:name="T2" style:family="text">
      <style:text-properties officeooo:rsid="000a6e7b"/>
    </style:style>
    <style:style style:name="T3" style:family="text">
      <style:text-properties officeooo:rsid="000aae1a"/>
    </style:style>
    <style:style style:name="T4" style:family="text">
      <style:text-properties fo:font-style="italic" style:font-style-asian="italic" style:font-style-complex="italic"/>
    </style:style>
    <style:style style:name="T5" style:family="text">
      <style:text-properties fo:font-style="italic" officeooo:rsid="00153f92" style:font-style-asian="italic" style:font-style-complex="italic"/>
    </style:style>
    <style:style style:name="T6" style:family="text">
      <style:text-properties fo:font-style="italic" officeooo:rsid="0017955d" style:font-style-asian="italic" style:font-style-complex="italic"/>
    </style:style>
    <style:style style:name="T7" style:family="text">
      <style:text-properties fo:font-style="italic" officeooo:rsid="004d899a" style:font-style-asian="italic" style:font-style-complex="italic"/>
    </style:style>
    <style:style style:name="T8" style:family="text">
      <style:text-properties fo:font-style="italic" officeooo:rsid="00705e63" style:font-style-asian="italic" style:font-style-complex="italic"/>
    </style:style>
    <style:style style:name="T9" style:family="text">
      <style:text-properties fo:font-style="italic" officeooo:rsid="0071bc47" style:font-style-asian="italic" style:font-style-complex="italic"/>
    </style:style>
    <style:style style:name="T10" style:family="text">
      <style:text-properties fo:font-style="italic" officeooo:rsid="007a0c33" style:font-style-asian="italic" style:font-style-complex="italic"/>
    </style:style>
    <style:style style:name="T11" style:family="text">
      <style:text-properties fo:font-style="italic" officeooo:rsid="007cd3f7" style:font-style-asian="italic" style:font-style-complex="italic"/>
    </style:style>
    <style:style style:name="T12" style:family="text">
      <style:text-properties fo:font-style="italic" officeooo:rsid="00847e9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d522f" style:font-style-asian="normal" style:font-style-complex="normal"/>
    </style:style>
    <style:style style:name="T15" style:family="text">
      <style:text-properties fo:font-style="normal" officeooo:rsid="000f3280" style:font-style-asian="normal" style:font-style-complex="normal"/>
    </style:style>
    <style:style style:name="T16" style:family="text">
      <style:text-properties fo:font-style="normal" officeooo:rsid="00100b3f" style:font-style-asian="normal" style:font-style-complex="normal"/>
    </style:style>
    <style:style style:name="T17" style:family="text">
      <style:text-properties fo:font-style="normal" officeooo:rsid="0011bb1e" style:font-style-asian="normal" style:font-style-complex="normal"/>
    </style:style>
    <style:style style:name="T18" style:family="text">
      <style:text-properties fo:font-style="normal" officeooo:rsid="0015189b" style:font-style-asian="normal" style:font-style-complex="normal"/>
    </style:style>
    <style:style style:name="T19" style:family="text">
      <style:text-properties fo:font-style="normal" officeooo:rsid="00153f92" style:font-style-asian="normal" style:font-style-complex="normal"/>
    </style:style>
    <style:style style:name="T20" style:family="text">
      <style:text-properties fo:font-style="normal" officeooo:rsid="00164f9b" style:font-style-asian="normal" style:font-style-complex="normal"/>
    </style:style>
    <style:style style:name="T21" style:family="text">
      <style:text-properties fo:font-style="normal" officeooo:rsid="0017955d" style:font-style-asian="normal" style:font-style-complex="normal"/>
    </style:style>
    <style:style style:name="T22" style:family="text">
      <style:text-properties fo:font-style="normal" officeooo:rsid="001a8c4c" style:font-style-asian="normal" style:font-style-complex="normal"/>
    </style:style>
    <style:style style:name="T23" style:family="text">
      <style:text-properties fo:font-style="normal" officeooo:rsid="004e3529" style:font-style-asian="normal" style:font-style-complex="normal"/>
    </style:style>
    <style:style style:name="T24" style:family="text">
      <style:text-properties fo:font-style="normal" officeooo:rsid="0051f489" style:font-style-asian="normal" style:font-style-complex="normal"/>
    </style:style>
    <style:style style:name="T25" style:family="text">
      <style:text-properties fo:font-style="normal" officeooo:rsid="0052f00d" style:font-style-asian="normal" style:font-style-complex="normal"/>
    </style:style>
    <style:style style:name="T26" style:family="text">
      <style:text-properties fo:font-style="normal" officeooo:rsid="00537da6" style:font-style-asian="normal" style:font-style-complex="normal"/>
    </style:style>
    <style:style style:name="T27" style:family="text">
      <style:text-properties fo:font-style="normal" officeooo:rsid="005405be" style:font-style-asian="normal" style:font-style-complex="normal"/>
    </style:style>
    <style:style style:name="T28" style:family="text">
      <style:text-properties fo:font-style="normal" officeooo:rsid="00543344" style:font-style-asian="normal" style:font-style-complex="normal"/>
    </style:style>
    <style:style style:name="T29" style:family="text">
      <style:text-properties fo:font-style="normal" officeooo:rsid="0055db56" style:font-style-asian="normal" style:font-style-complex="normal"/>
    </style:style>
    <style:style style:name="T30" style:family="text">
      <style:text-properties fo:font-style="normal" officeooo:rsid="005742be" style:font-style-asian="normal" style:font-style-complex="normal"/>
    </style:style>
    <style:style style:name="T31" style:family="text">
      <style:text-properties fo:font-style="normal" officeooo:rsid="0058ee16" style:font-style-asian="normal" style:font-style-complex="normal"/>
    </style:style>
    <style:style style:name="T32" style:family="text">
      <style:text-properties fo:font-style="normal" officeooo:rsid="00590f66" style:font-style-asian="normal" style:font-style-complex="normal"/>
    </style:style>
    <style:style style:name="T33" style:family="text">
      <style:text-properties fo:font-style="normal" officeooo:rsid="005a0cfa" style:font-style-asian="normal" style:font-style-complex="normal"/>
    </style:style>
    <style:style style:name="T34" style:family="text">
      <style:text-properties fo:font-style="normal" officeooo:rsid="005a0d8b" style:font-style-asian="normal" style:font-style-complex="normal"/>
    </style:style>
    <style:style style:name="T35" style:family="text">
      <style:text-properties fo:font-style="normal" officeooo:rsid="005b4e93" style:font-style-asian="normal" style:font-style-complex="normal"/>
    </style:style>
    <style:style style:name="T36" style:family="text">
      <style:text-properties fo:font-style="normal" officeooo:rsid="005c3d6a" style:font-style-asian="normal" style:font-style-complex="normal"/>
    </style:style>
    <style:style style:name="T37" style:family="text">
      <style:text-properties fo:font-style="normal" officeooo:rsid="005d007e" style:font-style-asian="normal" style:font-style-complex="normal"/>
    </style:style>
    <style:style style:name="T38" style:family="text">
      <style:text-properties fo:font-style="normal" officeooo:rsid="00705e63" style:font-style-asian="normal" style:font-style-complex="normal"/>
    </style:style>
    <style:style style:name="T39" style:family="text">
      <style:text-properties fo:font-style="normal" officeooo:rsid="0071bc47" style:font-style-asian="normal" style:font-style-complex="normal"/>
    </style:style>
    <style:style style:name="T40" style:family="text">
      <style:text-properties fo:font-style="normal" officeooo:rsid="0072edb9" style:font-style-asian="normal" style:font-style-complex="normal"/>
    </style:style>
    <style:style style:name="T41" style:family="text">
      <style:text-properties fo:font-style="normal" officeooo:rsid="0073b824" style:font-style-asian="normal" style:font-style-complex="normal"/>
    </style:style>
    <style:style style:name="T42" style:family="text">
      <style:text-properties fo:font-style="normal" officeooo:rsid="007cd3f7" style:font-style-asian="normal" style:font-style-complex="normal"/>
    </style:style>
    <style:style style:name="T43" style:family="text">
      <style:text-properties fo:font-style="normal" officeooo:rsid="007f7e3d" style:font-style-asian="normal" style:font-style-complex="normal"/>
    </style:style>
    <style:style style:name="T44" style:family="text">
      <style:text-properties fo:font-style="normal" officeooo:rsid="0080a6c9" style:font-style-asian="normal" style:font-style-complex="normal"/>
    </style:style>
    <style:style style:name="T45" style:family="text">
      <style:text-properties fo:font-style="normal" officeooo:rsid="008291eb" style:font-style-asian="normal" style:font-style-complex="normal"/>
    </style:style>
    <style:style style:name="T46" style:family="text">
      <style:text-properties fo:font-style="normal" officeooo:rsid="00832e25" style:font-style-asian="normal" style:font-style-complex="normal"/>
    </style:style>
    <style:style style:name="T47" style:family="text">
      <style:text-properties fo:font-style="normal" officeooo:rsid="00847e9e" style:font-style-asian="normal" style:font-style-complex="normal"/>
    </style:style>
    <style:style style:name="T48" style:family="text">
      <style:text-properties fo:font-style="normal" officeooo:rsid="0087792a" style:font-style-asian="normal" style:font-style-complex="normal"/>
    </style:style>
    <style:style style:name="T49" style:family="text">
      <style:text-properties fo:font-style="normal" officeooo:rsid="00887af3" style:font-style-asian="normal" style:font-style-complex="normal"/>
    </style:style>
    <style:style style:name="T50" style:family="text">
      <style:text-properties fo:font-style="normal" officeooo:rsid="008998ba" style:font-style-asian="normal" style:font-style-complex="normal"/>
    </style:style>
    <style:style style:name="T51" style:family="text">
      <style:text-properties fo:font-style="normal" officeooo:rsid="008c842b" style:font-style-asian="normal" style:font-style-complex="normal"/>
    </style:style>
    <style:style style:name="T52" style:family="text">
      <style:text-properties fo:font-style="normal" officeooo:rsid="008ce86c" style:font-style-asian="normal" style:font-style-complex="normal"/>
    </style:style>
    <style:style style:name="T53" style:family="text">
      <style:text-properties officeooo:rsid="0020ec18"/>
    </style:style>
    <style:style style:name="T54" style:family="text">
      <style:text-properties officeooo:rsid="002cd20d"/>
    </style:style>
    <style:style style:name="T55" style:family="text">
      <style:text-properties officeooo:rsid="003237fa"/>
    </style:style>
    <style:style style:name="T56" style:family="text">
      <style:text-properties officeooo:rsid="003ece2b"/>
    </style:style>
    <style:style style:name="T57" style:family="text">
      <style:text-properties officeooo:rsid="00414ec9"/>
    </style:style>
    <style:style style:name="T58" style:family="text">
      <style:text-properties officeooo:rsid="00461e31"/>
    </style:style>
    <style:style style:name="T59" style:family="text">
      <style:text-properties officeooo:rsid="004d899a"/>
    </style:style>
    <style:style style:name="T60" style:family="text">
      <style:text-properties officeooo:rsid="0061caee"/>
    </style:style>
    <style:style style:name="T61" style:family="text">
      <style:text-properties officeooo:rsid="0069070d"/>
    </style:style>
    <style:style style:name="T62" style:family="text">
      <style:text-properties officeooo:rsid="007a0c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Virgilio</text:p>
      <text:p text:style-name="P1">La vita</text:p>
      <text:p text:style-name="P6">Nasce ad Andes nel 70 a.C.; <text:span text:style-name="T1">compie i primi studi a Cremona, per poi spostarsi a Milano per studiare retorica, e infine a Roma, dove si perfeziona. Da lì si sposta a Napoli, conoscendo Sirone e i suoi seguaci, e dove vivrà per la maggior parte della sua vita, insieme alla Sicilia.</text:span></text:p>
      <text:p text:style-name="P7">A Napoli conosce Tucca e Rufo, epicurei, con cui mantiene l’amicizia per tutta la vita. Inoltre conosce vari giovani dediti allo studio della retorica e della filosofia. <text:span text:style-name="T2">Verso la fine degli anni 40 stringe amicizia con Orazio.</text:span></text:p>
      <text:p text:style-name="P8">Virgilio è in larga misura coinvolto nel le vicende delle guerre civili dopo il cesaricidio: <text:span text:style-name="T3">gli vengono confiscate le terre da redistribuire ai veterani di guerra, ma riuscirà, grazie ad Asinio Pollione e ad altri amici influenti, a riaverle senza però poche difficoltà.</text:span></text:p>
      <text:p text:style-name="P8"/>
      <text:p text:style-name="P2">Le opere</text:p>
      <text:p text:style-name="P9">Ciò che per prima ci giunge di lui sono le <text:span text:style-name="T4">Bucoliche</text:span><text:span text:style-name="T13">, </text:span><text:span text:style-name="T14">dieci poesie di media lunghezza che ritrae pastori dai tratti idealizzati. Vi lavora tra il 42 e il 38 circa, e sebbene sia l’amore il tema principale, esse sono pervase dall’eco delle violenze delle guerre civili. </text:span><text:span text:style-name="T15"><text:s/></text:span><text:span text:style-name="T16">Nell’opera trovano spazio le celebrazioni di Pollione, Gallo, </text:span><text:span text:style-name="T17">Varo e soprattutto di Ottaviano.</text:span></text:p>
      <text:p text:style-name="P10"><text:span text:style-name="T13">Grazie al grande successo ottenuto con le bucoliche, Virgilio riuscì </text:span><text:span text:style-name="T18">ad entrare nell’elitaria cerchia dei poeti di Mecenate, aiutando ad entrare anche il suo amico Orazio. </text:span><text:span text:style-name="T19">Mecenate era politicamente dalla parte di Ottaviano, per cui chiese a Virgilio di scrivere un’opera che parlasse delle attività agricole alle quali, al termine delle guerre civili, i popoli italici avrebbero potuto dedicarsi: nascono così le </text:span><text:span text:style-name="T5">Georgiche</text:span><text:span text:style-name="T19">, </text:span><text:span text:style-name="T20">in quattro libri, a cui l’autore si dedica tra il 39 e il 29.</text:span></text:p>
      <text:p text:style-name="P11"><text:span text:style-name="T20">D</text:span><text:span text:style-name="T13">ivenuto signore di Roma, Ottaviano chiede a Virgilio di scrivere un poema che celebri Roma e la gens Iulia: </text:span><text:span text:style-name="T21">l’</text:span><text:span text:style-name="T6">Eneide</text:span><text:span text:style-name="T21"> </text:span><text:span text:style-name="T22">fu l’opera a cui Virgilio lavorò fino alla morte, nel 19, che però non portò a termine, revisionandola. Pertanto chiese all’amico Vario Rufo di bruciare il manoscritto, che invece venne pubblicata per ordine di Ottaviano, dopo essere stata rivista da Tucca e Rufo, che avevano volontariamente eluso la volontà del loro amico, ritenendo l’opera un capolavoro.</text:span></text:p>
      <text:p text:style-name="P21"/>
      <text:p text:style-name="P3"><text:soft-page-break/>Il poeta di Roma e dell’uomo</text:p>
      <text:p text:style-name="P12">Di fronte ai problemi più pressanti, Virgilio sembra sospendere il giudizio in favore del giudizio del lettore. Tra questi: è possibile affrancarsi dal dolore e dalla sofferenza? All’inizio delle Bucoliche, Titiro è un pastore felice e fortunato, a differenza di Melibeo, che invece viene espropriato della sua terra. Ma perché? <text:span text:style-name="T53">Nel finale delle Georgiche, poi, si chiudono due miti in maniera opposta, ovvero uno felice e uno triste, senza però che si capisca il senso di quest’ultimo. Questo tema spicca nell’Eneide: gli dei, dopo un periodo di contrasti decisionali, si riconciliano e trovano un accordo, cosa che è sempre risultata difficile agli umani.</text:span></text:p>
      <text:p text:style-name="P13">Virgilio vuole anche analizzare il ruolo di Roma, che è creduta sì il luogo d’attuazione d’un piano divino, che però non prevede la felicità dell’uomo.</text:p>
      <text:p text:style-name="P14">Anche a proposito della poesia l’autore <text:span text:style-name="T54">riconosce una funzione divina e sovrumana, che sfida le leggi della natura e degli stessi dei.</text:span></text:p>
      <text:p text:style-name="P14"/>
      <text:p text:style-name="P4">Il poeta dei campi e degli eroi</text:p>
      <text:p text:style-name="P15">Virgilio nasce come poeta in un periodo dell’Impero molto precario, e da questo ricava un’analisi acuta sulla situazione: Roma <text:span text:style-name="T55">pare voler raggiungere un periodo di pace, nonostante sia cosciente della sua impossibilità di rinuncia alla guerra. Analogamente, sapendo che le proprie radici affondano nell’agricoltura dei popoli del Lazio, Roma non riesce a fare altro che conquistare nuove province, rea dell’incapacità di distribuire equamente gli appezzamenti. Virgilio simboleggia questo contrasto attraverso attrezzi di funzione antitetica ma creati con lo stesso materiale (ferro): la falce e l’aratro, che ricordano la pace, e la spada. La guerra è proprio la negazione dell’agricoltura, della paziente dedizione alla cura delle terre che frutteranno il sostentamento per chi vive onestamente.</text:span></text:p>
      <text:p text:style-name="P16">Attorno a questo si costruiscono i cerchi tematici delle sue opere, con un orizzonte che va allargandosi sempre più col tempo: se nelle Bucoliche si parlava di semplici pastori in un episodio privato, nelle Georgiche abbiamo uno sguardo a tutt’Italia, <text:span text:style-name="T56">il cuore della civiltà romana, per poi arrivare all’estensione di tutto il Mediterraneo con Enea, che avrà a che fare anche con gli dei del cielo e le ombre degli inferi.</text:span></text:p>
      <text:p text:style-name="P17">Virgilio si concentra sulla sofferenza: il corso degli eventi pare a volte sovvertire le leggi naturali, <text:span text:style-name="T57">che prevedono in primo luogo la salvaguardia delle nuove generazioni: questo capovolgimento è mosso dalla guerra.</text:span></text:p>
      <text:p text:style-name="P18">Ma la pena d’amore pare il motivo della sofferenza più inesplicabile: <text:span text:style-name="T58">la regina Didone è vittima del destino che vuole la fondazione della stirpe romana.</text:span></text:p>
      <text:p text:style-name="P5"><text:soft-page-break/>Il poeta dei vincitori e dei vinti</text:p>
      <text:p text:style-name="P19">Nell’Eneide, Virgilio si propone di giustificare l’esistenza di Roma e della sua politica imperialista, che all’epoca era sotto il controllo di Augusto, <text:span text:style-name="T59">colui che, discendendo dalla </text:span><text:span text:style-name="T7">gens Iulia, </text:span><text:span text:style-name="T23">è chiamato a realizzare compiutamente la missione di Roma nella storia.</text:span></text:p>
      <text:p text:style-name="P20"><text:span text:style-name="T23">L’</text:span><text:span text:style-name="T24">Eneide si conclude </text:span><text:span text:style-name="T25">con il compimento del disegno del fato, </text:span><text:span text:style-name="T26">secondo il quale Enea fonda la sua stirpe nel Lazio e Giove e Giunone si riconciliano. </text:span><text:span text:style-name="T27">Ma nel mondo degli umani </text:span><text:span text:style-name="T28">questa riconciliazione non avviene: </text:span><text:span text:style-name="T29">Enea uccide Turno e null’altro. Il corpo del morto non viene dato ai familiari, a differenza dell’Iliade, il modello </text:span><text:span text:style-name="T30">greco, dove Odisseo, </text:span><text:span text:style-name="T31">dopo aver ucciso Ettore, ne restituisce il corpo a</text:span><text:span text:style-name="T32">l padre Priamo.</text:span></text:p>
      <text:p text:style-name="P25"><text:span text:style-name="T32">I</text:span><text:span text:style-name="T13">l fatto che l’Eneide venga troncata in questa maniera brusca dall’autore </text:span><text:span text:style-name="T33">simboleggia come la compiutezza del disegno abbia creato infiniti dolori ai vinti. </text:span><text:span text:style-name="T34">Inoltre, gli sviluppi finali del poema, </text:span><text:span text:style-name="T35">inducono a pensare come in Enea si sia costruita una dimensione interiore </text:span><text:span text:style-name="T36">complessa, ricca di sfaccettature e quasi contraddittori</text:span><text:span text:style-name="T37">a, che si avvicina più alla sfera umana che a quella eroica-divina.</text:span></text:p>
      <text:p text:style-name="P25"><text:span text:style-name="T37"/></text:p>
      <text:p text:style-name="P23">Il poema dell’umile e del sublime</text:p>
      <text:p text:style-name="P26">Alle tre opere corrispondono tre stili diversi: nelle Bucoliche <text:span text:style-name="T60">lo stile è umile, nelle Georgiche didascalico e illustrativo, uno stile medio, e nell’Eneide, per via dell’argomento eroico-divino, lo stile è alto. Ma a prescindere dal genere, le tre opere sono collegate da delle costanti stilistiche.</text:span></text:p>
      <text:p text:style-name="P27">La sintassi è solitamente lineare in periodi brevi, dove <text:span text:style-name="T61">si vedono neologismi che prendono il posto di arcaismi e termini troppo ricercati. Ma la vera novità sta nel combinare in modo inusuale termini di uso comune; sin dall’inizio ne abbiamo prova, con lo spezzone del primo verso in cui Virgilio scrive “</text:span><text:span text:style-name="T8">sub tegmine fagi</text:span><text:span text:style-name="T38">”: </text:span><text:span text:style-name="T9">tegmine </text:span><text:span text:style-name="T39">è ordinariamente usato per indicare un indumento o una coperta, ma accostato al faggio ne diventa la chioma, arricchendo semanticamente l’immagine riportata dall’autore. </text:span><text:span text:style-name="T40">Infatti è come se il faggio venisse personificato e, gentilmente, accogliesse Titiro sotto l’ombra della sua veste. </text:span><text:span text:style-name="T41">Inoltre da quest’analisi si può carpire anche il rapporto che intercorre proprio tra il pastore e la natura a lui circostante.</text:span></text:p>
      <text:p text:style-name="P28"><text:span text:style-name="T41">C</text:span><text:span text:style-name="T13">osì nell’Eneide ritroviamo un linguaggio semplice e accessibile a tutti, in quanto lo scopo dell’opera era proprio quella di rappresentare l’identità nazionale dei Romani, insieme all’elogio della gens Iulia.</text:span></text:p>
      <text:p text:style-name="P28"><text:span text:style-name="T13"/></text:p>
      <text:p text:style-name="P28"><text:span text:style-name="T13"/></text:p>
      <text:p text:style-name="P24"><text:soft-page-break/>Stile</text:p>
      <text:p text:style-name="P29">I termini sono inseriti nei versi in modo molto libero, per garantire una maggiore e personale espressività: <text:span text:style-name="T62">l’aggettivo è separato dal nome e spesso lo precede, cosicché sia colto prima del termine di riferimento. Questa traiezione avviene forma dei chiasmi quando ci si trova dinnanzi a due nomi con un aggettivo ciascuno (ex: </text:span><text:span text:style-name="T10">“</text:span><text:span text:style-name="T11">porticibus longis et vacua atria lustrat”</text:span><text:span text:style-name="T42">).</text:span></text:p>
      <text:p text:style-name="P30"><text:span text:style-name="T42">V</text:span><text:span text:style-name="T13">irgilio ricorre spesso a metafore e sinestesie, </text:span><text:span text:style-name="T43">condensate in periodi brevi e, per tale motivo, </text:span><text:span text:style-name="T44">questi sono spesso difficili da spiegare, </text:span><text:span text:style-name="T45">anche se apparentemente intuitiv</text:span><text:span text:style-name="T46">i</text:span><text:span text:style-name="T45">. </text:span><text:span text:style-name="T47">Un esempio di massima condensazione è quando, nell’Eneide, si vede </text:span><text:span text:style-name="T12">“Atridas Priamumque et saevom ambobus Achillem”</text:span><text:span text:style-name="T47">: in un unico verso abbiamo il riassunto dell’argomento del poema omerico, scritto su un affresco al tempio di Giunone.</text:span></text:p>
      <text:p text:style-name="P31"><text:span text:style-name="T47">L’</text:span><text:span text:style-name="T13">autore è molto attento anche alla musicalità dei suoi versi: tutte le vocali sono presente in ciascun verso, dove figurano spesso anafore, allitterazioni, </text:span><text:span text:style-name="T48">omoteleuti e poliptoti. </text:span><text:span text:style-name="T49">A volte, per esprimere concetti negativi, Virgilio ricorre </text:span><text:span text:style-name="T50">anche ad effetti cacofonici, con un accumulo di consonanti. </text:span></text:p>
      <text:p text:style-name="P32"><text:span text:style-name="T50">S</text:span><text:span text:style-name="T13">oprattutto negli ultimi due poemi, Virgilio ricorre spesso a delle suggestive similitudini. Tendenzialmente queste sono un tratto mediante il quale vengono collegati il microcosmo umano e il macrocosmo della natura, </text:span><text:span text:style-name="T51">come ad esempio la parte in cui i profughi tirii </text:span><text:span text:style-name="T52">che costruiscono la loro nuova patria sono paragonati alle api che creano il loro alvea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K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19T13:35:20.284856892</meta:creation-date>
    <dc:date>2020-11-12T14:18:31.548071120</dc:date>
    <meta:editing-duration>PT5H25M15S</meta:editing-duration>
    <meta:editing-cycles>125</meta:editing-cycles>
    <meta:generator>LibreOffice/6.3.5.2$Linux_X86_64 LibreOffice_project/30$Build-2</meta:generator>
    <meta:document-statistic meta:table-count="0" meta:image-count="0" meta:object-count="0" meta:page-count="4" meta:paragraph-count="31" meta:word-count="1342" meta:character-count="8550" meta:non-whitespace-character-count="7237"/>
  </office:meta>
</office:document-meta>
</file>